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39287" officeooo:paragraph-rsid="00039287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39287" officeooo:paragraph-rsid="00039287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CANVA</text:p>
      <text:p text:style-name="P1"/>
      <text:p text:style-name="P2">https://www.canva.com/design/DAG_xzgTudQ/vksODvIjbE4CK4P9C-vRjg/view?utm_content=DAG_xzgTudQ&amp;utm_campaign=designshare&amp;utm_medium=link2&amp;utm_source=uniquelinks&amp;utlId=hf09e1cb1f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20:00:13.109689100</meta:creation-date>
    <dc:date>2026-02-04T20:03:32.597609200</dc:date>
    <meta:editing-duration>PT3M19S</meta:editing-duration>
    <meta:editing-cycles>1</meta:editing-cycles>
    <meta:document-statistic meta:table-count="0" meta:image-count="0" meta:object-count="0" meta:page-count="1" meta:paragraph-count="2" meta:word-count="3" meta:character-count="187" meta:non-whitespace-character-count="186"/>
    <meta:generator>LibreOffice/25.8.3.2$Windows_X86_64 LibreOffice_project/8ca8d55c161d602844f5428fa4b58097424e324e</meta:generator>
  </office:meta>
</office:document-meta>
</file>